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Arial" fo:font-size="11pt" officeooo:paragraph-rsid="0010453b" style:font-size-asian="11pt" style:font-size-complex="11pt"/>
    </style:style>
    <style:style style:name="P2" style:family="paragraph" style:parent-style-name="Standard">
      <style:paragraph-properties fo:margin-top="0in" fo:margin-bottom="0in" loext:contextual-spacing="false"/>
      <style:text-properties officeooo:paragraph-rsid="0010453b"/>
    </style:style>
    <style:style style:name="P3" style:family="paragraph" style:parent-style-name="Heading_20_1">
      <style:text-properties style:font-name="Arial" officeooo:paragraph-rsid="0010453b"/>
    </style:style>
    <style:style style:name="P4" style:family="paragraph" style:parent-style-name="Heading_20_2">
      <style:text-properties style:font-name="Arial" officeooo:paragraph-rsid="0010453b"/>
    </style:style>
    <style:style style:name="P5" style:family="paragraph" style:parent-style-name="Title" style:master-page-name="Standard">
      <style:paragraph-properties style:page-number="1"/>
      <style:text-properties style:font-name="Arial" officeooo:paragraph-rsid="0010453b"/>
    </style:style>
    <style:style style:name="T1" style:family="text">
      <style:text-properties fo:color="#1155cc" style:text-underline-style="solid" style:text-underline-width="auto" style:text-underline-color="font-color" style:font-name-asian="Helvetica Neue" style:font-name-complex="Helvetica Ne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ent Designer</text:p>
      <text:p text:style-name="P2"/>
      <text:p text:style-name="P1">Grade: HEO</text:p>
      <text:p text:style-name="P3">The role</text:p>
      <text:p text:style-name="P1">We’re working towards making government services and information simpler, clearer and faster for citizens and businesses. To do that, we need content designers who write high-quality, user-focused content, and understand the web, technology and people.</text:p>
      <text:p text:style-name="P4">All about the user</text:p>
      <text:p text:style-name="P1">We always start with user needs. We create digital products and services that people prefer to use over other options, and words play a big part in that. You’ll represent users with the written word, so you need to be user-focused and know how to write with a user, not a client/department in mind first and foremost.</text:p>
      <text:p text:style-name="P4">All about you</text:p>
      <text:p text:style-name="P1">If you want to be a part of this team, you’ll need to be able to:</text:p>
      <text:p text:style-name="P1"/>
      <text:p text:style-name="P1">● take complex language and processes and make them simple to understand</text:p>
      <text:p text:style-name="P1">● make the case for user-focused design</text:p>
      <text:p text:style-name="P1">● be able to explain your decisions clearly</text:p>
      <text:p text:style-name="P4">All about us</text:p>
      <text:p text:style-name="P1">We work together. You’ll be expected to work with the whole team, on all and any of our projects. Sometimes at a moment’s notice. That could mean working with developers, designers, policy specialists, legal teams, senior management - anyone we need to produce world-class online products and services.</text:p>
      <text:p text:style-name="P3"><text:bookmark text:name="_ak4lo1u14di9"/>Main responsibilities</text:p>
      <text:p text:style-name="P4">Needs analysis</text:p>
      <text:p text:style-name="P1">You’ll be working on needs analysis and relating what users need to existing content, identifying gaps and overlaps. You’ll also need to work with colleagues in other parts of government to help them meet user needs in their various areas of responsibility. This will involve deciding on the right formats to use as well as writing to GDS style.</text:p>
      <text:p text:style-name="P4">Turning user needs into content</text:p>
      <text:p text:style-name="P2"/>
      <text:p text:style-name="P1">You’ll need to:</text:p>
      <text:p text:style-name="P1">● help with developing content plans and attend planning meetings with contacts</text:p>
      <text:p text:style-name="P1">● develop and apply content and format strategies with support from a senior content designer</text:p>
      <text:p text:style-name="P1">● develop and manage relationships - both within GDS and with other government departments</text:p>
      <text:p text:style-name="P1"/>
      <text:p text:style-name="P1">You’ll be:</text:p>
      <text:p text:style-name="P1">● scoping, commissioning, writing, editing and publishing digital content</text:p>
      <text:p text:style-name="P1"><text:soft-page-break/>● making sure user journeys are the best they can be</text:p>
      <text:p text:style-name="P1">● managing relationships with subject matter experts to make sure content is accurate</text:p>
      <text:p text:style-name="P1">● producing content assets that are accurate, timely, high quality (based on insight and outputs of user testing, relevant to the audience, easily understood, optimised for search engines) and to style</text:p>
      <text:p text:style-name="P1">● choosing the best format for displaying information to the user - if we don’t have one, we’ll want you to suggest ideas or identify the gap</text:p>
      <text:p text:style-name="P1">● making sure appropriate policy and legal checks within other parts of government happen, and that content is published quickly and efficiently</text:p>
      <text:p text:style-name="P1">● monitoring the performance of content and tools</text:p>
      <text:p text:style-name="P1">● working with a multi-disciplinary team to understand user behaviour and feedback</text:p>
      <text:p text:style-name="P1">● identifying ways to improve the content and the product</text:p>
      <text:p text:style-name="P1">● providing constructive criticism to your colleagues to improve everyone’s skills and work</text:p>
      <text:p text:style-name="P1"/>
      <text:p text:style-name="P1">We work in an agile environment. You must be at ease with rapidly changing deadlines, workloads and goals.</text:p>
      <text:p text:style-name="P3">Skills and experience</text:p>
      <text:p text:style-name="P1">It is essential that you have:</text:p>
      <text:p text:style-name="P1"/>
      <text:p text:style-name="P1">● extensive experience of writing for the web, with proven ability to create content that is accessible and usable</text:p>
      <text:p text:style-name="P1">● proven experience in using metrics and user feedback to define and improve content</text:p>
      <text:p text:style-name="P1">● proven experience of managing relationships with stakeholders</text:p>
      <text:p text:style-name="P1">● experience in working with content publishing systems</text:p>
      <text:p text:style-name="P1"/>
      <text:p text:style-name="P1">It is desirable that you have:</text:p>
      <text:p text:style-name="P1"/>
      <text:p text:style-name="P1">● experience of using Markdown or basic HTML</text:p>
      <text:p text:style-name="P3"><text:bookmark text:name="_nqk3xw2iujnn"/>Civil Service Competencies</text:p>
      <text:p text:style-name="P1">In the Civil Service we use our <text:a xlink:type="simple" xlink:href="https://www.gov.uk/government/publications/civil-service-competency-framework" text:style-name="Internet_20_link" text:visited-style-name="Visited_20_Internet_20_Link"><text:span text:style-name="T1">Competency Framework</text:span></text:a> to outline expected behaviours and we will use these as part of our wider assessment during the interview process.</text:p>
      <text:p text:style-name="P1"/>
      <text:p text:style-name="P1">For this role, the following competencies are the most relevant:</text:p>
      <text:p text:style-name="P1"/>
      <text:p text:style-name="P1">● managing a quality service</text:p>
      <text:p text:style-name="P1">● collaborating and partnering</text:p>
      <text:p text:style-name="P1">● delivering at pace</text:p>
      <text:p text:style-name="P1">● making effective decisions</text:p>
      <text:p text:style-name="P1">● seeing the big pictu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8:11:03.672633000</meta:creation-date>
    <meta:editing-cycles>1</meta:editing-cycles>
    <meta:editing-duration>PT43S</meta:editing-duration>
    <dc:subject>Generic job description</dc:subject>
    <dc:title>Content designer Job Description</dc:title>
    <dc:date>2016-12-16T08:11:46.577548000</dc:date>
    <meta:document-statistic meta:table-count="0" meta:image-count="0" meta:object-count="0" meta:page-count="2" meta:paragraph-count="49" meta:word-count="622" meta:character-count="3774" meta:non-whitespace-character-count="3201"/>
    <meta:generator>LibreOffice/5.2.3.3$MacOSX_X86_64 LibreOffice_project/d54a8868f08a7b39642414cf2c8ef2f228f780cf</meta:generator>
  </office:meta>
</office:document-meta>
</file>